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ImportSelectorTests.entryEqualSameMetadataAnDifferen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erredImportSelectorTests.entryEqualDifferentMetadataAndSame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ImportSelectorTests.entryEqualsSam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erredImportSelectorTests.entryEqualsSameMetadataAnd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